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4000002647CA2645078609CA7.png" manifest:media-type="image/png"/>
  <manifest:file-entry manifest:full-path="Pictures/1000000000000269000001967191F8431DFEBD31.png" manifest:media-type="image/png"/>
  <manifest:file-entry manifest:full-path="Pictures/10000000000003BF0000034887010D7C0790A64B.png" manifest:media-type="image/png"/>
  <manifest:file-entry manifest:full-path="Pictures/10000000000002B2000001B31926A006FA194F63.png" manifest:media-type="image/png"/>
  <manifest:file-entry manifest:full-path="Pictures/1000000000000382000002FC6B0CFA43E1C6A354.png" manifest:media-type="image/png"/>
  <manifest:file-entry manifest:full-path="Pictures/10000000000003D0000001F76274992DF8E5F505.png" manifest:media-type="image/png"/>
  <manifest:file-entry manifest:full-path="Pictures/10000000000003630000020E7548700EC15B46B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图像1" text:anchor-type="paragraph" svg:width="17cm" svg:height="14.891cm" draw:z-index="0"><draw:image xlink:href="Pictures/10000000000003BF0000034887010D7C0790A64B.png" xlink:type="simple" xlink:show="embed" xlink:actuate="onLoad"/></draw:frame></text:p>
      <text:p text:style-name="Standard"><draw:frame draw:style-name="fr1" draw:name="图像2" text:anchor-type="paragraph" svg:width="17cm" svg:height="10.717cm" draw:z-index="1"><draw:image xlink:href="Pictures/10000000000002B2000001B31926A006FA194F63.png" xlink:type="simple" xlink:show="embed" xlink:actuate="onLoad"/></draw:frame><text:soft-page-break/></text:p>
      <text:p text:style-name="Standard"/>
      <text:p text:style-name="Standard"/>
      <text:p text:style-name="Standard"><draw:frame draw:style-name="fr1" draw:name="图像3" text:anchor-type="paragraph" svg:width="17cm" svg:height="8.761cm" draw:z-index="2"><draw:image xlink:href="Pictures/10000000000003D0000001F76274992DF8E5F505.png" xlink:type="simple" xlink:show="embed" xlink:actuate="onLoad"/></draw:frame></text:p>
      <text:p text:style-name="Standard"/>
      <text:p text:style-name="Standard"/>
      <text:p text:style-name="Standard"><draw:frame draw:style-name="fr2" draw:name="图像4" text:anchor-type="paragraph" svg:width="17cm" svg:height="10.313cm" draw:z-index="3"><draw:image xlink:href="Pictures/10000000000003630000020E7548700EC15B46B2.png" xlink:type="simple" xlink:show="embed" xlink:actuate="onLoad"/></draw:frame><text:soft-page-break/></text:p>
      <text:p text:style-name="Standard"/>
      <text:p text:style-name="Standard"/>
      <text:p text:style-name="Standard"><draw:frame draw:style-name="fr3" draw:name="图像5" text:anchor-type="paragraph" svg:width="16.325cm" svg:height="10.742cm" draw:z-index="4"><draw:image xlink:href="Pictures/1000000000000269000001967191F8431DFEBD31.png" xlink:type="simple" xlink:show="embed" xlink:actuate="onLoad"/></draw:frame></text:p>
      <text:p text:style-name="Standard"/>
      <text:p text:style-name="Standard"><draw:frame draw:style-name="fr2" draw:name="图像6" text:anchor-type="paragraph" svg:width="17cm" svg:height="14.462cm" draw:z-index="5"><draw:image xlink:href="Pictures/1000000000000382000002FC6B0CFA43E1C6A354.png" xlink:type="simple" xlink:show="embed" xlink:actuate="onLoad"/></draw:frame><text:soft-page-break/></text:p>
      <text:p text:style-name="Standard"/>
      <text:p text:style-name="Standard"/>
      <text:p text:style-name="Standard"><draw:frame draw:style-name="fr4" draw:name="图像7" text:anchor-type="paragraph" svg:x="0.854cm" svg:y="0.478cm" svg:width="15.346cm" svg:height="16.193cm" draw:z-index="6"><draw:image xlink:href="Pictures/1000000000000244000002647CA2645078609CA7.png" xlink:type="simple" xlink:show="embed" xlink:actuate="onLoad"/></draw:frame><text:soft-page-break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7T21:55:27.253783663</meta:creation-date>
    <meta:generator>LibreOffice/5.1.6.2$Linux_X86_64 LibreOffice_project/10m0$Build-2</meta:generator>
    <dc:date>2018-04-28T00:13:24.357256518</dc:date>
    <meta:editing-duration>PT1H34M2S</meta:editing-duration>
    <meta:editing-cycles>1</meta:editing-cycles>
    <meta:document-statistic meta:table-count="0" meta:image-count="7" meta:object-count="0" meta:page-count="5" meta:paragraph-count="0" meta:word-count="0" meta:character-count="0" meta:non-whitespace-character-count="0"/>
  </office:meta>
</office:document-meta>
</file>